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1083in" table:align="left"/>
    </style:style>
    <style:style style:name="Table1.A" style:family="table-column">
      <style:table-column-properties style:column-width="1.4063in"/>
    </style:style>
    <style:style style:name="Table1.B" style:family="table-column">
      <style:table-column-properties style:column-width="1.2618in"/>
    </style:style>
    <style:style style:name="Table1.C" style:family="table-column">
      <style:table-column-properties style:column-width="1.440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0972in" style:contextual-spacing="false" fo:line-height="115%"/>
      <style:text-properties fo:color="#c9211e" loext:opacity="100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Heading_20_3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8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9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20">
      <style:paragraph-properties fo:margin-top="0in" fo:margin-bottom="0in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1">
      <style:paragraph-properties fo:margin-top="0in" fo:margin-bottom="0in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2">
      <style:paragraph-properties fo:margin-top="0in" fo:margin-bottom="0in" style:contextual-spacing="false"/>
    </style:style>
    <style:style style:name="P44" style:family="paragraph" style:parent-style-name="Text_20_body" style:list-style-name="L22"/>
    <style:style style:name="P45" style:family="paragraph" style:parent-style-name="Preformatted_20_Text">
      <style:paragraph-properties fo:margin-top="0in" fo:margin-bottom="0.0972in" style:contextual-spacing="false" fo:line-height="115%"/>
    </style:style>
    <style:style style:name="P46" style:family="paragraph" style:parent-style-name="Text_20_body" style:list-style-name="L23">
      <style:paragraph-properties fo:margin-top="0in" fo:margin-bottom="0in" style:contextual-spacing="false"/>
    </style:style>
    <style:style style:name="P47" style:family="paragraph" style:parent-style-name="Text_20_body" style:list-style-name="L23"/>
    <style:style style:name="P48" style:family="paragraph" style:parent-style-name="Text_20_body" style:list-style-name="L24">
      <style:paragraph-properties fo:margin-top="0in" fo:margin-bottom="0in" style:contextual-spacing="false"/>
    </style:style>
    <style:style style:name="P49" style:family="paragraph" style:parent-style-name="Text_20_body" style:list-style-name="L24"/>
    <style:style style:name="P50" style:family="paragraph" style:parent-style-name="Text_20_body" style:list-style-name="L25">
      <style:paragraph-properties fo:margin-top="0in" fo:margin-bottom="0in" style:contextual-spacing="false"/>
    </style:style>
    <style:style style:name="P51" style:family="paragraph" style:parent-style-name="Text_20_body" style:list-style-name="L25"/>
    <style:style style:name="P52" style:family="paragraph" style:parent-style-name="Text_20_body" style:list-style-name="L26">
      <style:paragraph-properties fo:margin-top="0in" fo:margin-bottom="0in" style:contextual-spacing="false"/>
    </style:style>
    <style:style style:name="P53" style:family="paragraph" style:parent-style-name="Text_20_body" style:list-style-name="L26"/>
    <style:style style:name="P54" style:family="paragraph" style:parent-style-name="Horizontal_20_Line">
      <style:paragraph-properties fo:margin-top="0in" fo:margin-bottom="0.0972in" style:contextual-spacing="false" fo:line-height="115%"/>
    </style:style>
    <style:style style:name="P55" style:family="paragraph" style:parent-style-name="Text_20_body" style:list-style-name="L27">
      <style:paragraph-properties fo:margin-top="0in" fo:margin-bottom="0in" style:contextual-spacing="false"/>
    </style:style>
    <style:style style:name="P56" style:family="paragraph" style:parent-style-name="Text_20_body" style:list-style-name="L27"/>
    <style:style style:name="T1" style:family="text">
      <style:text-properties officeooo:rsid="001dd44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lgoritmi e Strutture Dati -</text:span> Grafi</text:h>
      <text:h text:style-name="P2" text:outline-level="2">1. DEFINIZIONI FONDAMENTALI</text:h>
      <text:h text:style-name="P3" text:outline-level="3">Cos'è un Grafo</text:h>
      <text:p text:style-name="Text_20_body">Un <text:span text:style-name="Strong_20_Emphasis">grafo G</text:span> è costituito da una coppia <text:span text:style-name="Strong_20_Emphasis">(N, A)</text:span> dove:</text:p>
      <text:list text:style-name="L1">
        <text:list-item>
          <text:p text:style-name="P4"><text:span text:style-name="Strong_20_Emphasis">N</text:span> = insieme di nodi (o vertici) </text:p>
        </text:list-item>
        <text:list-item>
          <text:p text:style-name="P5"><text:span text:style-name="Strong_20_Emphasis">A</text:span> = insieme di archi (coppie di nodi) </text:p>
        </text:list-item>
      </text:list>
      <text:h text:style-name="P3" text:outline-level="3">Tipi di Grafi</text:h>
      <text:p text:style-name="Text_20_body"><text:span text:style-name="Strong_20_Emphasis">Grafo Orientato:</text:span></text:p>
      <text:list text:style-name="L2">
        <text:list-item>
          <text:p text:style-name="P6">Gli archi sono coppie ordinate (v,w) </text:p>
        </text:list-item>
        <text:list-item>
          <text:p text:style-name="P6">(v,w) ≠ (w,v) </text:p>
        </text:list-item>
        <text:list-item>
          <text:p text:style-name="P6">Può contenere anelli (arco da un nodo a se stesso) </text:p>
        </text:list-item>
        <text:list-item>
          <text:p text:style-name="P7">Numero massimo di archi: n² </text:p>
        </text:list-item>
      </text:list>
      <text:p text:style-name="Text_20_body"><text:span text:style-name="Strong_20_Emphasis">Grafo Non Orientato:</text:span></text:p>
      <text:list text:style-name="L3">
        <text:list-item>
          <text:p text:style-name="P8">Gli archi sono coppie non ordinate {v,w} </text:p>
        </text:list-item>
        <text:list-item>
          <text:p text:style-name="P8">(v,w) = (w,v) </text:p>
        </text:list-item>
        <text:list-item>
          <text:p text:style-name="P8">Non può contenere anelli </text:p>
        </text:list-item>
        <text:list-item>
          <text:p text:style-name="P9">Numero massimo di archi: n(n-1)/2 </text:p>
        </text:list-item>
      </text:list>
      <text:h text:style-name="P3" text:outline-level="3">Notazione</text:h>
      <text:list text:style-name="L4">
        <text:list-item>
          <text:p text:style-name="P10"><text:span text:style-name="Strong_20_Emphasis">n</text:span> = numero di nodi </text:p>
        </text:list-item>
        <text:list-item>
          <text:p text:style-name="P10"><text:span text:style-name="Strong_20_Emphasis">m</text:span> = numero di archi </text:p>
        </text:list-item>
        <text:list-item>
          <text:p text:style-name="P10"><text:span text:style-name="Strong_20_Emphasis">Grafo denso</text:span>: m = Θ(n²) </text:p>
        </text:list-item>
        <text:list-item>
          <text:p text:style-name="P11"><text:span text:style-name="Strong_20_Emphasis">Grafo sparso</text:span>: m = Θ(n) </text:p>
        </text:list-item>
      </text:list>
      <text:h text:style-name="P3" text:outline-level="3">Concetti di Adiacenza e Grado</text:h>
      <text:p text:style-name="Text_20_body"><text:span text:style-name="Strong_20_Emphasis">Grafo Orientato:</text:span></text:p>
      <text:list text:style-name="L5">
        <text:list-item>
          <text:p text:style-name="P12"><text:span text:style-name="Strong_20_Emphasis">w è adiacente a v</text:span> se esiste l'arco (v,w) </text:p>
        </text:list-item>
        <text:list-item>
          <text:p text:style-name="P12"><text:span text:style-name="Strong_20_Emphasis">Grado di entrata</text:span>: numero di archi entranti </text:p>
        </text:list-item>
        <text:list-item>
          <text:p text:style-name="P13"><text:span text:style-name="Strong_20_Emphasis">Grado di uscita</text:span>: numero di archi uscenti (= numero di nodi adiacenti) </text:p>
        </text:list-item>
      </text:list>
      <text:p text:style-name="Text_20_body"><text:span text:style-name="Strong_20_Emphasis">Grafo Non Orientato:</text:span></text:p>
      <text:list text:style-name="L6">
        <text:list-item>
          <text:p text:style-name="P14"><text:span text:style-name="Strong_20_Emphasis">v e w sono adiacenti</text:span> se esiste l'arco (v,w) </text:p>
        </text:list-item>
        <text:list-item>
          <text:p text:style-name="P15"><text:span text:style-name="Strong_20_Emphasis">Grado di un nodo</text:span>: numero di nodi adiacenti </text:p>
        </text:list-item>
      </text:list>
      <text:h text:style-name="P3" text:outline-level="3">Cammini e Cicli</text:h>
      <text:p text:style-name="Text_20_body"><text:span text:style-name="Strong_20_Emphasis">Cammino da v a w:</text:span></text:p>
      <text:list text:style-name="L7">
        <text:list-item>
          <text:p text:style-name="P16">Sequenza di archi distinti: (v₁,v₂), (v₂,v₃), ..., (vₖ₋₁,vₖ) </text:p>
        </text:list-item>
        <text:list-item>
          <text:p text:style-name="P16">Dove v = v₁ e w = vₖ </text:p>
        </text:list-item>
        <text:list-item>
          <text:p text:style-name="P16"><text:span text:style-name="Strong_20_Emphasis">Lunghezza</text:span>: k-1 </text:p>
        </text:list-item>
        <text:list-item>
          <text:p text:style-name="P17"><text:soft-page-break/>Per convenzione: esiste sempre un cammino di lunghezza 0 da un nodo a se stesso </text:p>
        </text:list-item>
      </text:list>
      <text:p text:style-name="Text_20_body"><text:span text:style-name="Strong_20_Emphasis">Cammino Semplice:</text:span></text:p>
      <text:list text:style-name="L8">
        <text:list-item>
          <text:p text:style-name="P18">Tutti i nodi sono distinti tranne eventualmente v₁ e vₖ </text:p>
        </text:list-item>
        <text:list-item>
          <text:p text:style-name="P19">Se v₁ = vₖ → <text:span text:style-name="Strong_20_Emphasis">Ciclo</text:span> </text:p>
        </text:list-item>
      </text:list>
      <text:p text:style-name="Text_20_body"><text:span text:style-name="Strong_20_Emphasis">Proprietà dei Cammini:</text:span></text:p>
      <text:list text:style-name="L9">
        <text:list-item>
          <text:p text:style-name="P20">Massima lunghezza cammino semplice: n </text:p>
        </text:list-item>
        <text:list-item>
          <text:p text:style-name="P20">Massima lunghezza cammino semplice non ciclico: n-1 </text:p>
        </text:list-item>
        <text:list-item>
          <text:p text:style-name="P20">Grafo orientato: ciclo minimo ha lunghezza 1 (anello) </text:p>
        </text:list-item>
        <text:list-item>
          <text:p text:style-name="P21">Grafo non orientato: ciclo minimo ha lunghezza 3 </text:p>
        </text:list-item>
      </text:list>
      <text:p text:style-name="Text_20_body"><text:span text:style-name="Strong_20_Emphasis">Grafo Ciclico/Aciclico:</text:span></text:p>
      <text:list text:style-name="L10">
        <text:list-item>
          <text:p text:style-name="P22"><text:span text:style-name="Strong_20_Emphasis">Ciclico</text:span>: contiene almeno un ciclo di lunghezza &gt; 1 </text:p>
        </text:list-item>
        <text:list-item>
          <text:p text:style-name="P23"><text:span text:style-name="Strong_20_Emphasis">Aciclico</text:span>: non contiene cicli </text:p>
        </text:list-item>
      </text:list>
      <text:h text:style-name="P2" text:outline-level="2">2. CONNETTIVITÀ</text:h>
      <text:h text:style-name="P3" text:outline-level="3">Grafo Non Orientato</text:h>
      <text:p text:style-name="Text_20_body"><text:span text:style-name="Strong_20_Emphasis">Connesso:</text:span></text:p>
      <text:list text:style-name="L11">
        <text:list-item>
          <text:p text:style-name="P24">Esiste un cammino tra ogni coppia di nodi </text:p>
        </text:list-item>
      </text:list>
      <text:p text:style-name="Text_20_body"><text:span text:style-name="Strong_20_Emphasis">Componente Connessa:</text:span></text:p>
      <text:list text:style-name="L12">
        <text:list-item>
          <text:p text:style-name="P25">Insieme massimale di nodi tale che esiste un cammino tra ogni coppia </text:p>
        </text:list-item>
        <text:list-item>
          <text:p text:style-name="P25">Le componenti connesse formano una partizione dei nodi </text:p>
        </text:list-item>
        <text:list-item>
          <text:p text:style-name="P26">Un nodo isolato forma una componente singoletta </text:p>
        </text:list-item>
      </text:list>
      <text:h text:style-name="P3" text:outline-level="3">Grafo Orientato</text:h>
      <text:p text:style-name="Text_20_body"><text:span text:style-name="Strong_20_Emphasis">Fortemente Connesso:</text:span></text:p>
      <text:list text:style-name="L13">
        <text:list-item>
          <text:p text:style-name="P27">Per ogni coppia (v,w) esiste un cammino da v a w E da w a v </text:p>
        </text:list-item>
      </text:list>
      <text:p text:style-name="Text_20_body"><text:span text:style-name="Strong_20_Emphasis">Componente Fortemente Connessa:</text:span></text:p>
      <text:list text:style-name="L14">
        <text:list-item>
          <text:p text:style-name="P28">Insieme massimale di nodi con cammini bidirezionali tra ogni coppia </text:p>
        </text:list-item>
        <text:list-item>
          <text:p text:style-name="P28">Se ha più di un elemento → il grafo è ciclico </text:p>
        </text:list-item>
        <text:list-item>
          <text:p text:style-name="P29">Grafo aciclico ⟺ tutte le componenti forti sono singoletti </text:p>
        </text:list-item>
      </text:list>
      <text:p text:style-name="Text_20_body"><text:span text:style-name="Strong_20_Emphasis">Debolmente Connesso:</text:span></text:p>
      <text:list text:style-name="L15">
        <text:list-item>
          <text:p text:style-name="P30">Il grafo non orientato ottenuto eliminando l'orientamento è connesso </text:p>
        </text:list-item>
      </text:list>
      <text:h text:style-name="P3" text:outline-level="3">Chiusura Transitiva</text:h>
      <text:p text:style-name="Text_20_body"><text:span text:style-name="Strong_20_Emphasis">Chiusura transitiva G⁺ = (N, A⁺):</text:span></text:p>
      <text:list text:style-name="L16">
        <text:list-item>
          <text:p text:style-name="P31">Un arco (i,j) ∈ A⁺ se e solo se esiste un cammino da i a j in G </text:p>
        </text:list-item>
        <text:list-item>
          <text:p text:style-name="P32">Include anche tutti gli anelli (i,i) </text:p>
        </text:list-item>
      </text:list>
      <text:h text:style-name="P2" text:outline-level="2"><text:soft-page-break/>3. ALBERI E FORESTE</text:h>
      <text:h text:style-name="P3" text:outline-level="3">Albero Orientato</text:h>
      <text:list text:style-name="L17">
        <text:list-item>
          <text:p text:style-name="P33">Grafo orientato aciclico </text:p>
        </text:list-item>
        <text:list-item>
          <text:p text:style-name="P33">Un solo nodo (radice) senza archi entranti </text:p>
        </text:list-item>
        <text:list-item>
          <text:p text:style-name="P33">Tutti gli altri nodi hanno esattamente 1 arco entrante </text:p>
        </text:list-item>
        <text:list-item>
          <text:p text:style-name="P33">Esiste un cammino unico dalla radice a ogni nodo </text:p>
        </text:list-item>
        <text:list-item>
          <text:p text:style-name="P34">Debolmente connesso, NON fortemente connesso </text:p>
        </text:list-item>
      </text:list>
      <text:h text:style-name="P3" text:outline-level="3">Foresta Orientata</text:h>
      <text:list text:style-name="L18">
        <text:list-item>
          <text:p text:style-name="P35">Collezione di alberi orientati </text:p>
        </text:list-item>
        <text:list-item>
          <text:p text:style-name="P36">Ogni componente debolmente connessa è un albero </text:p>
        </text:list-item>
      </text:list>
      <text:h text:style-name="P3" text:outline-level="3">Albero Non Orientato</text:h>
      <text:list text:style-name="L19">
        <text:list-item>
          <text:p text:style-name="P37">Grafo non orientato connesso e aciclico </text:p>
        </text:list-item>
        <text:list-item>
          <text:p text:style-name="P37">Scegliendo una radice diventa un albero orientato </text:p>
        </text:list-item>
        <text:list-item>
          <text:p text:style-name="P38"><text:span text:style-name="Strong_20_Emphasis">Proprietà importante</text:span>: m = n-1 </text:p>
        </text:list-item>
      </text:list>
      <text:h text:style-name="P3" text:outline-level="3">Albero Ricoprente</text:h>
      <text:list text:style-name="L20">
        <text:list-item>
          <text:p text:style-name="P39">Albero non orientato G' = (N', A') tale che N = N' e A' ⊆ A </text:p>
        </text:list-item>
        <text:list-item>
          <text:p text:style-name="P40">Un grafo ha un albero ricoprente ⟺ è connesso </text:p>
        </text:list-item>
      </text:list>
      <text:h text:style-name="P3" text:outline-level="3">Foresta Non Orientata</text:h>
      <text:list text:style-name="L21">
        <text:list-item>
          <text:p text:style-name="P41">Grafo non orientato aciclico </text:p>
        </text:list-item>
        <text:list-item>
          <text:p text:style-name="P42"><text:span text:style-name="Strong_20_Emphasis">Proprietà</text:span>: m = n-k (k = numero di componenti connesse) </text:p>
        </text:list-item>
      </text:list>
      <text:h text:style-name="P2" text:outline-level="2">4. IMPLEMENTAZIONE IN C++</text:h>
      <text:h text:style-name="P3" text:outline-level="3">Rappresentazioni</text:h>
      <text:list text:style-name="L22">
        <text:list-item>
          <text:p text:style-name="P43"><text:span text:style-name="Strong_20_Emphasis">Liste di Adiacenza</text:span>: per ogni nodo, lista dei nodi adiacenti </text:p>
        </text:list-item>
        <text:list-item>
          <text:p text:style-name="P44"><text:span text:style-name="Strong_20_Emphasis">Matrice di Adiacenza</text:span>: matrice M dove M[i][j] = true se esiste arco da i a j </text:p>
        </text:list-item>
      </text:list>
      <text:h text:style-name="P3" text:outline-level="3">Classe Grafo (Matrice di Adiacenza)</text:h>
      <text:p text:style-name="P45"><text:span text:style-name="Source_20_Text">#ifndef GRAFO_H_</text:span></text:p>
      <text:p text:style-name="P45"><text:span text:style-name="Source_20_Text">#define GRAFO_H_</text:span></text:p>
      <text:p text:style-name="P45"><text:span text:style-name="Source_20_Text">#include &lt;cassert&gt;</text:span></text:p>
      <text:p text:style-name="P45"><text:span text:style-name="Source_20_Text">#include &lt;vector&gt;</text:span></text:p>
      <text:p text:style-name="P45"/>
      <text:p text:style-name="P45"><text:span text:style-name="Source_20_Text">using boolVec = std::vector&lt;bool&gt;;</text:span></text:p>
      <text:p text:style-name="P45"/>
      <text:p text:style-name="P45"><text:span text:style-name="Source_20_Text">class Grafo {</text:span></text:p>
      <text:p text:style-name="P45"><text:span text:style-name="Source_20_Text">protected:</text:span></text:p>
      <text:p text:style-name="P45"><text:span text:style-name="Source_20_Text"><text:s text:c="4"/>unsigned vn = 0, vm = 0; <text:s/>// numero nodi, numero archi</text:span></text:p>
      <text:p text:style-name="P45"><text:soft-page-break/><text:span text:style-name="Source_20_Text"><text:s text:c="4"/>std::vector&lt;boolVec&gt; archi; <text:s/>// matrice di adiacenza</text:span></text:p>
      <text:p text:style-name="P45"><text:span text:style-name="Source_20_Text"><text:s text:c="4"/></text:span></text:p>
      <text:p text:style-name="P45"><text:span text:style-name="Source_20_Text"><text:s text:c="4"/>void init(unsigned n) {</text:span></text:p>
      <text:p text:style-name="P45"><text:span text:style-name="Source_20_Text"><text:s text:c="8"/>this-&gt;vn = n;</text:span></text:p>
      <text:p text:style-name="P45"><text:span text:style-name="Source_20_Text"><text:s text:c="8"/>this-&gt;vm = 0;</text:span></text:p>
      <text:p text:style-name="P45"><text:span text:style-name="Source_20_Text"><text:s text:c="8"/>this-&gt;archi = std::vector&lt;boolVec&gt;(n);</text:span></text:p>
      <text:p text:style-name="P45"><text:span text:style-name="Source_20_Text"><text:s text:c="8"/>for (unsigned i = 0; i &lt; n; i++)</text:span></text:p>
      <text:p text:style-name="P45"><text:span text:style-name="Source_20_Text"><text:s text:c="12"/>this-&gt;archi[i] = boolVec(n, false);</text:span></text:p>
      <text:p text:style-name="P45"><text:span text:style-name="Source_20_Text"><text:s text:c="4"/>}</text:span></text:p>
      <text:p text:style-name="P45"/>
      <text:p text:style-name="P45"><text:span text:style-name="Source_20_Text">public:</text:span></text:p>
      <text:p text:style-name="P45"><text:span text:style-name="Source_20_Text"><text:s text:c="4"/>Grafo(unsigned n) {</text:span></text:p>
      <text:p text:style-name="P45"><text:span text:style-name="Source_20_Text"><text:s text:c="8"/>assert(n &gt;= 1);</text:span></text:p>
      <text:p text:style-name="P45"><text:span text:style-name="Source_20_Text"><text:s text:c="8"/>this-&gt;init(n);</text:span></text:p>
      <text:p text:style-name="P45"><text:span text:style-name="Source_20_Text"><text:s text:c="4"/>}</text:span></text:p>
      <text:p text:style-name="P45"><text:span text:style-name="Source_20_Text"><text:s text:c="4"/></text:span></text:p>
      <text:p text:style-name="P45"><text:span text:style-name="Source_20_Text"><text:s text:c="4"/>// Inserisce o elimina l'arco (i,j)</text:span></text:p>
      <text:p text:style-name="P45"><text:span text:style-name="Source_20_Text"><text:s text:c="4"/>void operator()(unsigned i, unsigned j, bool b) {</text:span></text:p>
      <text:p text:style-name="P45"><text:span text:style-name="Source_20_Text"><text:s text:c="8"/>assert(i &gt;= 0 &amp;&amp; i &lt; this-&gt;n() &amp;&amp; j &gt;= 0 &amp;&amp; j &lt; this-&gt;n());</text:span></text:p>
      <text:p text:style-name="P45"><text:span text:style-name="Source_20_Text"><text:s text:c="8"/>bool esisteArco = this-&gt;archi[i][j];</text:span></text:p>
      <text:p text:style-name="P45"><text:span text:style-name="Source_20_Text"><text:s text:c="8"/>if ((!esisteArco &amp;&amp; b) || (esisteArco &amp;&amp; !b)) {</text:span></text:p>
      <text:p text:style-name="P45"><text:span text:style-name="Source_20_Text"><text:s text:c="12"/>this-&gt;archi[i][j] = b;</text:span></text:p>
      <text:p text:style-name="P45"><text:span text:style-name="Source_20_Text"><text:s text:c="12"/>if (b) vm++;</text:span></text:p>
      <text:p text:style-name="P45"><text:span text:style-name="Source_20_Text"><text:s text:c="12"/>else vm--;</text:span></text:p>
      <text:p text:style-name="P45"><text:span text:style-name="Source_20_Text"><text:s text:c="8"/>}</text:span></text:p>
      <text:p text:style-name="P45"><text:span text:style-name="Source_20_Text"><text:s text:c="4"/>}</text:span></text:p>
      <text:p text:style-name="P45"><text:span text:style-name="Source_20_Text"><text:s text:c="4"/></text:span></text:p>
      <text:p text:style-name="P45"><text:span text:style-name="Source_20_Text"><text:s text:c="4"/>// Elimina tutti gli archi</text:span></text:p>
      <text:p text:style-name="P45"><text:span text:style-name="Source_20_Text"><text:s text:c="4"/>void svuota() {</text:span></text:p>
      <text:p text:style-name="P45"><text:span text:style-name="Source_20_Text"><text:s text:c="8"/>for (unsigned i = 0; i &lt; this-&gt;n(); i++)</text:span></text:p>
      <text:p text:style-name="P45"><text:span text:style-name="Source_20_Text"><text:s text:c="12"/>for (unsigned j = 0; j &lt; this-&gt;n(); j++)</text:span></text:p>
      <text:p text:style-name="P45"><text:span text:style-name="Source_20_Text"><text:s text:c="16"/>archi[i][j] = false;</text:span></text:p>
      <text:p text:style-name="P45"><text:span text:style-name="Source_20_Text"><text:s text:c="8"/>vm = 0;</text:span></text:p>
      <text:p text:style-name="P45"><text:span text:style-name="Source_20_Text"><text:s text:c="4"/>}</text:span></text:p>
      <text:p text:style-name="P45"><text:span text:style-name="Source_20_Text"><text:s text:c="4"/></text:span></text:p>
      <text:p text:style-name="P45"><text:span text:style-name="Source_20_Text"><text:s text:c="4"/>Grafo&amp; operator=(const Grafo&amp; g) {</text:span></text:p>
      <text:p text:style-name="P45"><text:soft-page-break/><text:span text:style-name="Source_20_Text"><text:s text:c="8"/>if (this == &amp;g) return *this;</text:span></text:p>
      <text:p text:style-name="P45"><text:span text:style-name="Source_20_Text"><text:s text:c="8"/>this-&gt;init(g.n());</text:span></text:p>
      <text:p text:style-name="P45"><text:span text:style-name="Source_20_Text"><text:s text:c="8"/>for (unsigned i = 0; i &lt; this-&gt;n(); i++)</text:span></text:p>
      <text:p text:style-name="P45"><text:span text:style-name="Source_20_Text"><text:s text:c="12"/>for (unsigned j = 0; j &lt; this-&gt;n(); j++)</text:span></text:p>
      <text:p text:style-name="P45"><text:span text:style-name="Source_20_Text"><text:s text:c="16"/>this-&gt;archi[i][j] = g(i,j);</text:span></text:p>
      <text:p text:style-name="P45"><text:span text:style-name="Source_20_Text"><text:s text:c="8"/>return *this;</text:span></text:p>
      <text:p text:style-name="P45"><text:span text:style-name="Source_20_Text"><text:s text:c="4"/>}</text:span></text:p>
      <text:p text:style-name="P45"><text:span text:style-name="Source_20_Text"><text:s text:c="4"/></text:span></text:p>
      <text:p text:style-name="P45"><text:span text:style-name="Source_20_Text"><text:s text:c="4"/>unsigned n() const { return vn; }</text:span></text:p>
      <text:p text:style-name="P45"><text:span text:style-name="Source_20_Text"><text:s text:c="4"/>unsigned m() const { return vm; }</text:span></text:p>
      <text:p text:style-name="P45"><text:span text:style-name="Source_20_Text"><text:s text:c="4"/></text:span></text:p>
      <text:p text:style-name="P45"><text:span text:style-name="Source_20_Text"><text:s text:c="4"/>// Verifica se l'arco (i,j) esiste</text:span></text:p>
      <text:p text:style-name="P45"><text:span text:style-name="Source_20_Text"><text:s text:c="4"/>bool operator()(unsigned i, unsigned j) const {</text:span></text:p>
      <text:p text:style-name="P45"><text:span text:style-name="Source_20_Text"><text:s text:c="8"/>assert(i &gt;= 0 &amp;&amp; i &lt; this-&gt;n() &amp;&amp; j &gt;= 0 &amp;&amp; j &lt; this-&gt;n());</text:span></text:p>
      <text:p text:style-name="P45"><text:span text:style-name="Source_20_Text"><text:s text:c="8"/>return this-&gt;archi[i][j];</text:span></text:p>
      <text:p text:style-name="P45"><text:span text:style-name="Source_20_Text"><text:s text:c="4"/>}</text:span></text:p>
      <text:p text:style-name="P45"><text:span text:style-name="Source_20_Text">};</text:span></text:p>
      <text:p text:style-name="P45"><text:span text:style-name="Source_20_Text">#endif</text:span></text:p>
      <text:h text:style-name="P3" text:outline-level="3">Funzioni Utili</text:h>
      <text:p text:style-name="Text_20_body"><text:span text:style-name="Strong_20_Emphasis">Calcolo Grado dei Nodi:</text:span></text:p>
      <text:p text:style-name="P45"><text:span text:style-name="Source_20_Text">vector&lt;int&gt; numAdiacenti(const Grafo&amp; G) {</text:span></text:p>
      <text:p text:style-name="P45"><text:span text:style-name="Source_20_Text"><text:s text:c="4"/>vector&lt;int&gt; grado(G.n());</text:span></text:p>
      <text:p text:style-name="P45"><text:span text:style-name="Source_20_Text"><text:s text:c="4"/>for (int i = 0; i &lt; G.n(); i++) {</text:span></text:p>
      <text:p text:style-name="P45"><text:span text:style-name="Source_20_Text"><text:s text:c="8"/>grado[i] = 0;</text:span></text:p>
      <text:p text:style-name="P45"><text:span text:style-name="Source_20_Text"><text:s text:c="8"/>for (int j = 0; j &lt; G.n(); j++)</text:span></text:p>
      <text:p text:style-name="P45"><text:span text:style-name="Source_20_Text"><text:s text:c="12"/>if (G(i,j))</text:span></text:p>
      <text:p text:style-name="P45"><text:span text:style-name="Source_20_Text"><text:s text:c="16"/>grado[i]++;</text:span></text:p>
      <text:p text:style-name="P45"><text:span text:style-name="Source_20_Text"><text:s text:c="4"/>}</text:span></text:p>
      <text:p text:style-name="P45"><text:span text:style-name="Source_20_Text"><text:s text:c="4"/>return grado;</text:span></text:p>
      <text:p text:style-name="P45"><text:span text:style-name="Source_20_Text">}</text:span></text:p>
      <text:p text:style-name="Text_20_body"><text:span text:style-name="Strong_20_Emphasis">Disorientamento del Grafo:</text:span></text:p>
      <text:p text:style-name="P45"><text:span text:style-name="Source_20_Text">void disOrienta(const Grafo&amp; G, Grafo&amp; G1) {</text:span></text:p>
      <text:p text:style-name="P45"><text:span text:style-name="Source_20_Text"><text:s text:c="4"/>assert(G.n() == G1.n());</text:span></text:p>
      <text:p text:style-name="P45"><text:span text:style-name="Source_20_Text"><text:s text:c="4"/>G1.svuota();</text:span></text:p>
      <text:p text:style-name="P45"><text:span text:style-name="Source_20_Text"><text:s text:c="4"/>for (int i = 0; i &lt; G.n(); i++)</text:span></text:p>
      <text:p text:style-name="P45"><text:span text:style-name="Source_20_Text"><text:s text:c="8"/>for (int j = 0; j &lt; G.n(); j++)</text:span></text:p>
      <text:p text:style-name="P45"><text:soft-page-break/><text:span text:style-name="Source_20_Text"><text:s text:c="12"/>if (i != j &amp;&amp; G(i,j)) {</text:span></text:p>
      <text:p text:style-name="P45"><text:span text:style-name="Source_20_Text"><text:s text:c="16"/>G1(i,j, true);</text:span></text:p>
      <text:p text:style-name="P45"><text:span text:style-name="Source_20_Text"><text:s text:c="16"/>G1(j,i, true);</text:span></text:p>
      <text:p text:style-name="P45"><text:span text:style-name="Source_20_Text"><text:s text:c="12"/>}</text:span></text:p>
      <text:p text:style-name="P45"><text:span text:style-name="Source_20_Text">}</text:span></text:p>
      <text:h text:style-name="P2" text:outline-level="2">5. ALGORITMI DI VISITA</text:h>
      <text:h text:style-name="P3" text:outline-level="3">DFS - Visita in Profondità (Depth-First Search)</text:h>
      <text:p text:style-name="Text_20_body"><text:span text:style-name="Strong_20_Emphasis">Caratteristiche:</text:span></text:p>
      <text:list text:style-name="L23">
        <text:list-item>
          <text:p text:style-name="P46">Visita un nodo alla volta </text:p>
        </text:list-item>
        <text:list-item>
          <text:p text:style-name="P46">Sceglie tra gli adiacenti del nodo visitato per ultimo </text:p>
        </text:list-item>
        <text:list-item>
          <text:p text:style-name="P46">Corrisponde alla visita anticipata </text:p>
        </text:list-item>
        <text:list-item>
          <text:p text:style-name="P47"><text:span text:style-name="Strong_20_Emphasis">Complessità</text:span>: Θ(n²) con matrice di adiacenza </text:p>
        </text:list-item>
      </text:list>
      <text:p text:style-name="P45"><text:span text:style-name="Source_20_Text">void dfs(const unsigned&amp; s, const Grafo&amp; g, vector&lt;bool&gt;&amp; visitati) {</text:span></text:p>
      <text:p text:style-name="P45"><text:span text:style-name="Source_20_Text"><text:s text:c="4"/>// Segno come visitato</text:span></text:p>
      <text:p text:style-name="P45"><text:span text:style-name="Source_20_Text"><text:s text:c="4"/>visitati[s] = true;</text:span></text:p>
      <text:p text:style-name="P45"><text:span text:style-name="Source_20_Text"><text:s text:c="4"/></text:span></text:p>
      <text:p text:style-name="P45"><text:span text:style-name="Source_20_Text"><text:s text:c="4"/>// Itero sui nodi adiacenti e visito quelli non ancora visitati</text:span></text:p>
      <text:p text:style-name="P45"><text:span text:style-name="Source_20_Text"><text:s text:c="4"/>for (unsigned j = 0; j &lt; g.n(); ++j)</text:span></text:p>
      <text:p text:style-name="P45"><text:span text:style-name="Source_20_Text"><text:s text:c="8"/>if (s != j &amp;&amp; g(s,j) &amp;&amp; !visitati[j])</text:span></text:p>
      <text:p text:style-name="P45"><text:span text:style-name="Source_20_Text"><text:s text:c="12"/>dfs(j, g, visitati);</text:span></text:p>
      <text:p text:style-name="P45"><text:span text:style-name="Source_20_Text">}</text:span></text:p>
      <text:p text:style-name="Text_20_body"><text:span text:style-name="Strong_20_Emphasis">Applicazione: Chiusura Transitiva</text:span></text:p>
      <text:p text:style-name="P45"><text:span text:style-name="Source_20_Text">Grafo chiusuraTransitiva(const Grafo&amp; g) {</text:span></text:p>
      <text:p text:style-name="P45"><text:span text:style-name="Source_20_Text"><text:s text:c="4"/>Grafo gc(g.n());</text:span></text:p>
      <text:p text:style-name="P45"><text:span text:style-name="Source_20_Text"><text:s text:c="4"/>vector&lt;bool&gt; visitati(g.n());</text:span></text:p>
      <text:p text:style-name="P45"><text:span text:style-name="Source_20_Text"><text:s text:c="4"/></text:span></text:p>
      <text:p text:style-name="P45"><text:span text:style-name="Source_20_Text"><text:s text:c="4"/>for (int i = 0; i &lt; g.n(); i++) {</text:span></text:p>
      <text:p text:style-name="P45"><text:span text:style-name="Source_20_Text"><text:s text:c="8"/>visitati.assign(visitati.size(), false);</text:span></text:p>
      <text:p text:style-name="P45"><text:span text:style-name="Source_20_Text"><text:s text:c="8"/>dfs(i, g, visitati);</text:span></text:p>
      <text:p text:style-name="P45"><text:span text:style-name="Source_20_Text"><text:s text:c="8"/>for (int j = 0; j &lt; g.n(); j++)</text:span></text:p>
      <text:p text:style-name="P45"><text:span text:style-name="Source_20_Text"><text:s text:c="12"/>if (i != j &amp;&amp; visitati[j])</text:span></text:p>
      <text:p text:style-name="P45"><text:span text:style-name="Source_20_Text"><text:s text:c="16"/>gc(i, j, true);</text:span></text:p>
      <text:p text:style-name="P45"><text:span text:style-name="Source_20_Text"><text:s text:c="4"/>}</text:span></text:p>
      <text:p text:style-name="P45"><text:span text:style-name="Source_20_Text"><text:s text:c="4"/>return gc;</text:span></text:p>
      <text:p text:style-name="P45"><text:span text:style-name="Source_20_Text">}</text:span></text:p>
      <text:h text:style-name="P3" text:outline-level="3"><text:soft-page-break/>BFS - Visita in Ampiezza (Breadth-First Search)</text:h>
      <text:p text:style-name="Text_20_body"><text:span text:style-name="Strong_20_Emphasis">Caratteristiche:</text:span></text:p>
      <text:list text:style-name="L24">
        <text:list-item>
          <text:p text:style-name="P48">Visita inizialmente tutti i nodi adiacenti al nodo di partenza </text:p>
        </text:list-item>
        <text:list-item>
          <text:p text:style-name="P48">Poi visita gli adiacenti del primo visitato, e così via </text:p>
        </text:list-item>
        <text:list-item>
          <text:p text:style-name="P48">Corrisponde alla visita per livelli </text:p>
        </text:list-item>
        <text:list-item>
          <text:p text:style-name="P48">Trova il <text:span text:style-name="Strong_20_Emphasis">cammino più breve</text:span> in grafi non pesati </text:p>
        </text:list-item>
        <text:list-item>
          <text:p text:style-name="P49"><text:span text:style-name="Strong_20_Emphasis">Complessità</text:span>: Θ(n²) con matrice di adiacenza </text:p>
        </text:list-item>
      </text:list>
      <text:p text:style-name="P45"><text:span text:style-name="Source_20_Text">vector&lt;int&gt; bfs(const Grafo&amp; g, const unsigned&amp; s) {</text:span></text:p>
      <text:p text:style-name="P45"><text:span text:style-name="Source_20_Text"><text:s text:c="4"/>vector&lt;bool&gt; visitati(g.n(), false);</text:span></text:p>
      <text:p text:style-name="P45"><text:span text:style-name="Source_20_Text"><text:s text:c="4"/>vector&lt;int&gt; p(g.n(), -1); <text:s/>// predecessori</text:span></text:p>
      <text:p text:style-name="P45"><text:span text:style-name="Source_20_Text"><text:s text:c="4"/>queue&lt;unsigned&gt; q;</text:span></text:p>
      <text:p text:style-name="P45"><text:span text:style-name="Source_20_Text"><text:s text:c="4"/></text:span></text:p>
      <text:p text:style-name="P45"><text:span text:style-name="Source_20_Text"><text:s text:c="4"/>// Parto da s</text:span></text:p>
      <text:p text:style-name="P45"><text:span text:style-name="Source_20_Text"><text:s text:c="4"/>q.push(s);</text:span></text:p>
      <text:p text:style-name="P45"><text:span text:style-name="Source_20_Text"><text:s text:c="4"/>p[s] = s;</text:span></text:p>
      <text:p text:style-name="P45"><text:span text:style-name="Source_20_Text"><text:s text:c="4"/>visitati[s] = true;</text:span></text:p>
      <text:p text:style-name="P45"><text:span text:style-name="Source_20_Text"><text:s text:c="4"/></text:span></text:p>
      <text:p text:style-name="P45"><text:span text:style-name="Source_20_Text"><text:s text:c="4"/>while (!q.empty()) {</text:span></text:p>
      <text:p text:style-name="P45"><text:span text:style-name="Source_20_Text"><text:s text:c="8"/>unsigned u = q.front();</text:span></text:p>
      <text:p text:style-name="P45"><text:span text:style-name="Source_20_Text"><text:s text:c="8"/>q.pop();</text:span></text:p>
      <text:p text:style-name="P45"><text:span text:style-name="Source_20_Text"><text:s text:c="8"/></text:span></text:p>
      <text:p text:style-name="P45"><text:span text:style-name="Source_20_Text"><text:s text:c="8"/>// Itero sui nodi adiacenti di u</text:span></text:p>
      <text:p text:style-name="P45"><text:span text:style-name="Source_20_Text"><text:s text:c="8"/>for (unsigned v = 0; v &lt; g.n(); ++v)</text:span></text:p>
      <text:p text:style-name="P45"><text:span text:style-name="Source_20_Text"><text:s text:c="12"/>if (g(u,v) &amp;&amp; u != v &amp;&amp; !visitati[v]) {</text:span></text:p>
      <text:p text:style-name="P45"><text:span text:style-name="Source_20_Text"><text:s text:c="16"/>q.push(v);</text:span></text:p>
      <text:p text:style-name="P45"><text:span text:style-name="Source_20_Text"><text:s text:c="16"/>p[v] = u; <text:s/>// predecessore di v è u</text:span></text:p>
      <text:p text:style-name="P45"><text:span text:style-name="Source_20_Text"><text:s text:c="16"/>visitati[v] = true;</text:span></text:p>
      <text:p text:style-name="P45"><text:span text:style-name="Source_20_Text"><text:s text:c="12"/>}</text:span></text:p>
      <text:p text:style-name="P45"><text:span text:style-name="Source_20_Text"><text:s text:c="4"/>}</text:span></text:p>
      <text:p text:style-name="P45"><text:span text:style-name="Source_20_Text"><text:s text:c="4"/>return p;</text:span></text:p>
      <text:p text:style-name="P45"><text:span text:style-name="Source_20_Text">}</text:span></text:p>
      <text:h text:style-name="P3" text:outline-level="3">Ricostruzione del Cammino</text:h>
      <text:p text:style-name="Text_20_body"><text:span text:style-name="Strong_20_Emphasis">Versione con BFS (garantisce cammino più breve):</text:span></text:p>
      <text:p text:style-name="P45"><text:span text:style-name="Source_20_Text">void ricostruisciCammino(const int&amp; s, const int&amp; t, </text:span></text:p>
      <text:p text:style-name="P45"><text:span text:style-name="Source_20_Text"><text:s text:c="25"/>const vector&lt;int&gt;&amp; p, queue&lt;int&gt;&amp; cammino) {</text:span></text:p>
      <text:p text:style-name="P45"><text:span text:style-name="Source_20_Text"><text:s text:c="4"/>if (s == t)</text:span></text:p>
      <text:p text:style-name="P45"><text:soft-page-break/><text:span text:style-name="Source_20_Text"><text:s text:c="8"/>cammino.push(s);</text:span></text:p>
      <text:p text:style-name="P45"><text:span text:style-name="Source_20_Text"><text:s text:c="4"/>else if (t == -1)</text:span></text:p>
      <text:p text:style-name="P45"><text:span text:style-name="Source_20_Text"><text:s text:c="8"/>return;</text:span></text:p>
      <text:p text:style-name="P45"><text:span text:style-name="Source_20_Text"><text:s text:c="4"/>else {</text:span></text:p>
      <text:p text:style-name="P45"><text:span text:style-name="Source_20_Text"><text:s text:c="8"/>ricostruisciCammino(s, p[t], p, cammino);</text:span></text:p>
      <text:p text:style-name="P45"><text:span text:style-name="Source_20_Text"><text:s text:c="8"/>cammino.push(t);</text:span></text:p>
      <text:p text:style-name="P45"><text:span text:style-name="Source_20_Text"><text:s text:c="4"/>}</text:span></text:p>
      <text:p text:style-name="P45"><text:span text:style-name="Source_20_Text">}</text:span></text:p>
      <text:p text:style-name="Text_20_body"><text:span text:style-name="Strong_20_Emphasis">Versione con DFS (più veloce ma non garantisce il più breve):</text:span></text:p>
      <text:p text:style-name="P45"><text:span text:style-name="Source_20_Text">bool trovaCammino(const Grafo&amp; g, const int&amp; s, const int&amp; t, </text:span></text:p>
      <text:p text:style-name="P45"><text:span text:style-name="Source_20_Text"><text:s text:c="18"/>vector&lt;bool&gt;&amp; visitati, list&lt;int&gt;&amp; cammino) {</text:span></text:p>
      <text:p text:style-name="P45"><text:span text:style-name="Source_20_Text"><text:s text:c="4"/>if (s == t) {</text:span></text:p>
      <text:p text:style-name="P45"><text:span text:style-name="Source_20_Text"><text:s text:c="8"/>visitati[t] = true;</text:span></text:p>
      <text:p text:style-name="P45"><text:span text:style-name="Source_20_Text"><text:s text:c="8"/>return true;</text:span></text:p>
      <text:p text:style-name="P45"><text:span text:style-name="Source_20_Text"><text:s text:c="4"/>}</text:span></text:p>
      <text:p text:style-name="P45"><text:span text:style-name="Source_20_Text"><text:s text:c="4"/>else {</text:span></text:p>
      <text:p text:style-name="P45"><text:span text:style-name="Source_20_Text"><text:s text:c="8"/>visitati[s] = true;</text:span></text:p>
      <text:p text:style-name="P45"><text:span text:style-name="Source_20_Text"><text:s text:c="8"/>bool trovato = false;</text:span></text:p>
      <text:p text:style-name="P45"><text:span text:style-name="Source_20_Text"><text:s text:c="8"/></text:span></text:p>
      <text:p text:style-name="P45"><text:span text:style-name="Source_20_Text"><text:s text:c="8"/>for (int j = 0; j &lt; g.n() &amp;&amp; !trovato; j++)</text:span></text:p>
      <text:p text:style-name="P45"><text:span text:style-name="Source_20_Text"><text:s text:c="12"/>if (g(s,j) &amp;&amp; !visitati[j]) {</text:span></text:p>
      <text:p text:style-name="P45"><text:span text:style-name="Source_20_Text"><text:s text:c="16"/>cammino.push_back(j);</text:span></text:p>
      <text:p text:style-name="P45"><text:span text:style-name="Source_20_Text"><text:s text:c="16"/>trovato = trovaCammino(g, j, t, visitati, cammino);</text:span></text:p>
      <text:p text:style-name="P45"><text:span text:style-name="Source_20_Text"><text:s text:c="16"/>if (!trovato) </text:span></text:p>
      <text:p text:style-name="P45"><text:span text:style-name="Source_20_Text"><text:s text:c="20"/>cammino.pop_back(); <text:s/>// backtrack</text:span></text:p>
      <text:p text:style-name="P45"><text:span text:style-name="Source_20_Text"><text:s text:c="12"/>}</text:span></text:p>
      <text:p text:style-name="P45"><text:span text:style-name="Source_20_Text"><text:s text:c="8"/>return trovato;</text:span></text:p>
      <text:p text:style-name="P45"><text:span text:style-name="Source_20_Text"><text:s text:c="4"/>}</text:span></text:p>
      <text:p text:style-name="P45"><text:span text:style-name="Source_20_Text">}</text:span></text:p>
      <text:p text:style-name="Text_20_body"><text:span text:style-name="Strong_20_Emphasis">Complessità:</text:span></text:p>
      <text:list text:style-name="L25">
        <text:list-item>
          <text:p text:style-name="P50">Caso peggiore: O(n²) (visita tutto il grafo) </text:p>
        </text:list-item>
        <text:list-item>
          <text:p text:style-name="P51">Caso migliore: O(l) dove l = lunghezza del cammino </text:p>
        </text:list-item>
      </text:list>
      <text:h text:style-name="P3" text:outline-level="3">Esempio Main</text:h>
      <text:p text:style-name="P45"><text:span text:style-name="Source_20_Text">#include &lt;iostream&gt;</text:span></text:p>
      <text:p text:style-name="P45"><text:span text:style-name="Source_20_Text">#include &lt;vector&gt;</text:span></text:p>
      <text:p text:style-name="P45"><text:span text:style-name="Source_20_Text">#include &lt;list&gt;</text:span></text:p>
      <text:p text:style-name="P45"><text:soft-page-break/><text:span text:style-name="Source_20_Text">#include "Grafo.hpp"</text:span></text:p>
      <text:p text:style-name="P45"/>
      <text:p text:style-name="P45"><text:span text:style-name="Source_20_Text">using namespace std;</text:span></text:p>
      <text:p text:style-name="P45"/>
      <text:p text:style-name="P45"><text:span text:style-name="Source_20_Text">int main() {</text:span></text:p>
      <text:p text:style-name="P45"><text:span text:style-name="Source_20_Text"><text:s text:c="4"/>int n, u, v;</text:span></text:p>
      <text:p text:style-name="P45"><text:span text:style-name="Source_20_Text"><text:s text:c="4"/>cin &gt;&gt; n; <text:s/>// Numero di nodi</text:span></text:p>
      <text:p text:style-name="P45"><text:span text:style-name="Source_20_Text"><text:s text:c="4"/>Grafo g(n);</text:span></text:p>
      <text:p text:style-name="P45"><text:span text:style-name="Source_20_Text"><text:s text:c="4"/></text:span></text:p>
      <text:p text:style-name="P45"><text:span text:style-name="Source_20_Text"><text:s text:c="4"/>while (cin.good()) { <text:s/>// Leggo il grafo</text:span></text:p>
      <text:p text:style-name="P45"><text:span text:style-name="Source_20_Text"><text:s text:c="8"/>cin &gt;&gt; u &gt;&gt; v;</text:span></text:p>
      <text:p text:style-name="P45"><text:span text:style-name="Source_20_Text"><text:s text:c="8"/>g(u, v, true); <text:s/>// Indici tra 0 ed n-1</text:span></text:p>
      <text:p text:style-name="P45"><text:span text:style-name="Source_20_Text"><text:s text:c="4"/>}</text:span></text:p>
      <text:p text:style-name="P45"><text:span text:style-name="Source_20_Text"><text:s text:c="4"/></text:span></text:p>
      <text:p text:style-name="P45"><text:span text:style-name="Source_20_Text"><text:s text:c="4"/>vector&lt;bool&gt; visitati(g.n(), false);</text:span></text:p>
      <text:p text:style-name="P45"><text:span text:style-name="Source_20_Text"><text:s text:c="4"/>list&lt;int&gt; cammino;</text:span></text:p>
      <text:p text:style-name="P45"><text:span text:style-name="Source_20_Text"><text:s text:c="4"/>int s = 0, t = 2;</text:span></text:p>
      <text:p text:style-name="P45"><text:span text:style-name="Source_20_Text"><text:s text:c="4"/></text:span></text:p>
      <text:p text:style-name="P45"><text:span text:style-name="Source_20_Text"><text:s text:c="4"/>if (trovaCammino(g, s, t, visitati, cammino)) {</text:span></text:p>
      <text:p text:style-name="P45"><text:span text:style-name="Source_20_Text"><text:s text:c="8"/>cout &lt;&lt; s &lt;&lt; " ";</text:span></text:p>
      <text:p text:style-name="P45"><text:span text:style-name="Source_20_Text"><text:s text:c="8"/>while (!cammino.empty()) {</text:span></text:p>
      <text:p text:style-name="P45"><text:span text:style-name="Source_20_Text"><text:s text:c="12"/>cout &lt;&lt; cammino.front() &lt;&lt; " ";</text:span></text:p>
      <text:p text:style-name="P45"><text:span text:style-name="Source_20_Text"><text:s text:c="12"/>cammino.pop_front();</text:span></text:p>
      <text:p text:style-name="P45"><text:span text:style-name="Source_20_Text"><text:s text:c="8"/>}</text:span></text:p>
      <text:p text:style-name="P45"><text:span text:style-name="Source_20_Text"><text:s text:c="8"/>cout &lt;&lt; endl;</text:span></text:p>
      <text:p text:style-name="P45"><text:span text:style-name="Source_20_Text"><text:s text:c="4"/>}</text:span></text:p>
      <text:p text:style-name="P45"><text:span text:style-name="Source_20_Text"><text:s text:c="4"/>else {</text:span></text:p>
      <text:p text:style-name="P45"><text:span text:style-name="Source_20_Text"><text:s text:c="8"/>cout &lt;&lt; "cammino non trovato" &lt;&lt; endl;</text:span></text:p>
      <text:p text:style-name="P45"><text:span text:style-name="Source_20_Text"><text:s text:c="4"/>}</text:span></text:p>
      <text:p text:style-name="P45"><text:span text:style-name="Source_20_Text"><text:s text:c="4"/></text:span></text:p>
      <text:p text:style-name="P45"><text:span text:style-name="Source_20_Text"><text:s text:c="4"/>return 0;</text:span></text:p>
      <text:p text:style-name="P45"><text:span text:style-name="Source_20_Text">}</text:span></text:p>
      <text:p text:style-name="Text_20_body"><text:span text:style-name="Strong_20_Emphasis">Esecuzione da file:</text:span></text:p>
      <text:list text:style-name="L26">
        <text:list-item>
          <text:p text:style-name="P52">Windows: <text:span text:style-name="Source_20_Text">type nomefile | ./programma.exe</text:span> </text:p>
        </text:list-item>
        <text:list-item>
          <text:p text:style-name="P53">Linux: <text:span text:style-name="Source_20_Text">cat nomefile | ./programma</text:span> </text:p>
        </text:list-item>
      </text:list>
      <text:h text:style-name="P2" text:outline-level="2"><text:soft-page-break/>6. CONFRONTO TRA VISIT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aratteristica</text:p>
            </table:table-cell>
            <table:table-cell table:style-name="Table1.A1" office:value-type="string">
              <text:p text:style-name="Table_20_Heading">DFS</text:p>
            </table:table-cell>
            <table:table-cell table:style-name="Table1.A1" office:value-type="string">
              <text:p text:style-name="Table_20_Heading">BFS</text:p>
            </table:table-cell>
          </table:table-row>
        </table:table-header-rows>
        <table:table-row>
          <table:table-cell table:style-name="Table1.A1" office:value-type="string">
            <text:p text:style-name="Table_20_Contents">Strategia</text:p>
          </table:table-cell>
          <table:table-cell table:style-name="Table1.A1" office:value-type="string">
            <text:p text:style-name="Table_20_Contents">In profondità</text:p>
          </table:table-cell>
          <table:table-cell table:style-name="Table1.A1" office:value-type="string">
            <text:p text:style-name="Table_20_Contents">In ampiezza</text:p>
          </table:table-cell>
        </table:table-row>
        <table:table-row>
          <table:table-cell table:style-name="Table1.A1" office:value-type="string">
            <text:p text:style-name="Table_20_Contents">Struttura dati</text:p>
          </table:table-cell>
          <table:table-cell table:style-name="Table1.A1" office:value-type="string">
            <text:p text:style-name="Table_20_Contents">Stack (ricorsione)</text:p>
          </table:table-cell>
          <table:table-cell table:style-name="Table1.A1" office:value-type="string">
            <text:p text:style-name="Table_20_Contents">Queue</text:p>
          </table:table-cell>
        </table:table-row>
        <table:table-row>
          <table:table-cell table:style-name="Table1.A1" office:value-type="string">
            <text:p text:style-name="Table_20_Contents">Cammino più breve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Ì (grafi non pesati)</text:p>
          </table:table-cell>
        </table:table-row>
        <table:table-row>
          <table:table-cell table:style-name="Table1.A1" office:value-type="string">
            <text:p text:style-name="Table_20_Contents">Complessità</text:p>
          </table:table-cell>
          <table:table-cell table:style-name="Table1.A1" office:value-type="string">
            <text:p text:style-name="Table_20_Contents">Θ(n²)</text:p>
          </table:table-cell>
          <table:table-cell table:style-name="Table1.A1" office:value-type="string">
            <text:p text:style-name="Table_20_Contents">Θ(n²)</text:p>
          </table:table-cell>
        </table:table-row>
        <table:table-row>
          <table:table-cell table:style-name="Table1.A1" office:value-type="string">
            <text:p text:style-name="Table_20_Contents">Uso memoria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n)</text:p>
          </table:table-cell>
        </table:table-row>
      </table:table>
      <text:p text:style-name="P54"/>
      <text:p text:style-name="Text_20_body"><text:span text:style-name="Strong_20_Emphasis">Note Importanti per l'Esame:</text:span></text:p>
      <text:list text:style-name="L27">
        <text:list-item>
          <text:p text:style-name="P55">I nodi sono numerati da 0 a n-1 </text:p>
        </text:list-item>
        <text:list-item>
          <text:p text:style-name="P55">La matrice di adiacenza è simmetrica per grafi non orientati </text:p>
        </text:list-item>
        <text:list-item>
          <text:p text:style-name="P55">Per rendere un grafo orientato non orientato: decommenta <text:span text:style-name="Source_20_Text">archi[j][i] = b</text:span> </text:p>
        </text:list-item>
        <text:list-item>
          <text:p text:style-name="P55">BFS trova sempre il cammino più breve in grafi non pesati </text:p>
        </text:list-item>
        <text:list-item>
          <text:p text:style-name="P56">DFS è più efficiente se il cammino viene trovato subito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7:00:23.443159200</meta:creation-date>
    <dc:date>2025-12-17T16:47:36.124513200</dc:date>
    <meta:editing-duration>PT5M59S</meta:editing-duration>
    <meta:editing-cycles>4</meta:editing-cycles>
    <meta:generator>LibreOffice/25.8.3.2$Windows_X86_64 LibreOffice_project/8ca8d55c161d602844f5428fa4b58097424e324e</meta:generator>
    <meta:document-statistic meta:table-count="1" meta:image-count="0" meta:object-count="0" meta:page-count="10" meta:paragraph-count="337" meta:word-count="1595" meta:character-count="9785" meta:non-whitespace-character-count="7364"/>
  </office:meta>
</office:document-meta>
</file>